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9657" officeooo:paragraph-rsid="000c9657"/>
    </style:style>
    <style:style style:name="P5" style:family="paragraph" style:parent-style-name="Text_20_body">
      <style:paragraph-properties fo:text-align="start" style:justify-single-word="false"/>
      <style:text-properties style:font-name="Georgia" officeooo:rsid="000c9657" officeooo:paragraph-rsid="000c9657"/>
    </style:style>
    <style:style style:name="P6" style:family="paragraph" style:parent-style-name="Title">
      <style:text-properties style:font-name="Georgia" officeooo:rsid="000c9657" officeooo:paragraph-rsid="000c9657"/>
    </style:style>
    <style:style style:name="P7" style:family="paragraph" style:parent-style-name="Text_20_body">
      <style:paragraph-properties fo:margin-left="0.9846in" fo:margin-right="0in" fo:text-align="start" style:justify-single-word="false" fo:text-indent="0in" style:auto-text-indent="false"/>
      <style:text-properties style:font-name="Georgia" fo:font-style="italic" officeooo:rsid="000f360f" officeooo:paragraph-rsid="000f360f" style:font-style-asian="italic" style:font-style-complex="italic"/>
    </style:style>
    <style:style style:name="P8" style:family="paragraph" style:parent-style-name="Text_20_body">
      <style:paragraph-properties fo:text-align="start" style:justify-single-word="false"/>
      <style:text-properties style:font-name="Georgia" fo:font-style="normal" officeooo:rsid="001409f5" officeooo:paragraph-rsid="000c9657"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175d9b" officeooo:paragraph-rsid="000c9657"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a94ba" officeooo:paragraph-rsid="000c9657"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ecc60" officeooo:paragraph-rsid="000c9657"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7b4d8" officeooo:paragraph-rsid="000c9657"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32a95" officeooo:paragraph-rsid="00332a95" style:font-style-asian="normal" style:font-style-complex="normal"/>
    </style:style>
    <style:style style:name="P14" style:family="paragraph" style:parent-style-name="Text_20_body">
      <style:paragraph-properties fo:text-align="center" style:justify-single-word="false"/>
      <style:text-properties style:font-name="Georgia" fo:font-style="normal" officeooo:rsid="00332a95" officeooo:paragraph-rsid="00332a95" style:font-style-asian="normal" style:font-style-complex="normal"/>
    </style:style>
    <style:style style:name="T1" style:family="text">
      <style:text-properties officeooo:rsid="000e863a"/>
    </style:style>
    <style:style style:name="T2" style:family="text">
      <style:text-properties fo:font-style="italic" officeooo:rsid="000e863a" style:font-style-asian="italic" style:font-style-complex="italic"/>
    </style:style>
    <style:style style:name="T3" style:family="text">
      <style:text-properties fo:font-style="italic" officeooo:rsid="00150eac" style:font-style-asian="italic" style:font-style-complex="italic"/>
    </style:style>
    <style:style style:name="T4" style:family="text">
      <style:text-properties fo:font-style="italic" officeooo:rsid="00381da9" style:font-style-asian="italic" style:font-style-complex="italic"/>
    </style:style>
    <style:style style:name="T5" style:family="text">
      <style:text-properties fo:font-style="normal" officeooo:rsid="000e863a" style:font-style-asian="normal" style:font-style-complex="normal"/>
    </style:style>
    <style:style style:name="T6" style:family="text">
      <style:text-properties fo:font-style="normal" officeooo:rsid="000f0c13" style:font-style-asian="normal" style:font-style-complex="normal"/>
    </style:style>
    <style:style style:name="T7" style:family="text">
      <style:text-properties fo:font-style="normal" officeooo:rsid="000f360f" style:font-style-asian="normal" style:font-style-complex="normal"/>
    </style:style>
    <style:style style:name="T8" style:family="text">
      <style:text-properties fo:font-style="normal" officeooo:rsid="0010dc89" style:font-style-asian="normal" style:font-style-complex="normal"/>
    </style:style>
    <style:style style:name="T9" style:family="text">
      <style:text-properties fo:font-style="normal" officeooo:rsid="001409f5" style:font-style-asian="normal" style:font-style-complex="normal"/>
    </style:style>
    <style:style style:name="T10" style:family="text">
      <style:text-properties fo:font-style="normal" officeooo:rsid="00150eac" style:font-style-asian="normal" style:font-style-complex="normal"/>
    </style:style>
    <style:style style:name="T11" style:family="text">
      <style:text-properties fo:font-style="normal" officeooo:rsid="00162cfe" style:font-style-asian="normal" style:font-style-complex="normal"/>
    </style:style>
    <style:style style:name="T12" style:family="text">
      <style:text-properties fo:font-style="normal" officeooo:rsid="0016f7c0" style:font-style-asian="normal" style:font-style-complex="normal"/>
    </style:style>
    <style:style style:name="T13" style:family="text">
      <style:text-properties fo:font-style="normal" officeooo:rsid="00175d9b" style:font-style-asian="normal" style:font-style-complex="normal"/>
    </style:style>
    <style:style style:name="T14" style:family="text">
      <style:text-properties fo:font-style="normal" officeooo:rsid="0018d431" style:font-style-asian="normal" style:font-style-complex="normal"/>
    </style:style>
    <style:style style:name="T15" style:family="text">
      <style:text-properties fo:font-style="normal" officeooo:rsid="001a94ba" style:font-style-asian="normal" style:font-style-complex="normal"/>
    </style:style>
    <style:style style:name="T16" style:family="text">
      <style:text-properties fo:font-style="normal" officeooo:rsid="001aa437" style:font-style-asian="normal" style:font-style-complex="normal"/>
    </style:style>
    <style:style style:name="T17" style:family="text">
      <style:text-properties fo:font-style="normal" officeooo:rsid="001aaa4a" style:font-style-asian="normal" style:font-style-complex="normal"/>
    </style:style>
    <style:style style:name="T18" style:family="text">
      <style:text-properties fo:font-style="normal" officeooo:rsid="001bd7e2" style:font-style-asian="normal" style:font-style-complex="normal"/>
    </style:style>
    <style:style style:name="T19" style:family="text">
      <style:text-properties fo:font-style="normal" officeooo:rsid="001c6560" style:font-style-asian="normal" style:font-style-complex="normal"/>
    </style:style>
    <style:style style:name="T20" style:family="text">
      <style:text-properties fo:font-style="normal" officeooo:rsid="001da1e3" style:font-style-asian="normal" style:font-style-complex="normal"/>
    </style:style>
    <style:style style:name="T21" style:family="text">
      <style:text-properties fo:font-style="normal" officeooo:rsid="001ecc60" style:font-style-asian="normal" style:font-style-complex="normal"/>
    </style:style>
    <style:style style:name="T22" style:family="text">
      <style:text-properties fo:font-style="normal" officeooo:rsid="001ff8d4" style:font-style-asian="normal" style:font-style-complex="normal"/>
    </style:style>
    <style:style style:name="T23" style:family="text">
      <style:text-properties fo:font-style="normal" officeooo:rsid="00200c5f" style:font-style-asian="normal" style:font-style-complex="normal"/>
    </style:style>
    <style:style style:name="T24" style:family="text">
      <style:text-properties fo:font-style="normal" officeooo:rsid="00212155" style:font-style-asian="normal" style:font-style-complex="normal"/>
    </style:style>
    <style:style style:name="T25" style:family="text">
      <style:text-properties fo:font-style="normal" officeooo:rsid="00212e85" style:font-style-asian="normal" style:font-style-complex="normal"/>
    </style:style>
    <style:style style:name="T26" style:family="text">
      <style:text-properties fo:font-style="normal" officeooo:rsid="002263d3" style:font-style-asian="normal" style:font-style-complex="normal"/>
    </style:style>
    <style:style style:name="T27" style:family="text">
      <style:text-properties fo:font-style="normal" officeooo:rsid="00237f44" style:font-style-asian="normal" style:font-style-complex="normal"/>
    </style:style>
    <style:style style:name="T28" style:family="text">
      <style:text-properties fo:font-style="normal" officeooo:rsid="00249036" style:font-style-asian="normal" style:font-style-complex="normal"/>
    </style:style>
    <style:style style:name="T29" style:family="text">
      <style:text-properties fo:font-style="normal" officeooo:rsid="0026504c" style:font-style-asian="normal" style:font-style-complex="normal"/>
    </style:style>
    <style:style style:name="T30" style:family="text">
      <style:text-properties fo:font-style="normal" officeooo:rsid="0026db47" style:font-style-asian="normal" style:font-style-complex="normal"/>
    </style:style>
    <style:style style:name="T31" style:family="text">
      <style:text-properties fo:font-style="normal" officeooo:rsid="002753ba" style:font-style-asian="normal" style:font-style-complex="normal"/>
    </style:style>
    <style:style style:name="T32" style:family="text">
      <style:text-properties fo:font-style="normal" officeooo:rsid="0027b4d8" style:font-style-asian="normal" style:font-style-complex="normal"/>
    </style:style>
    <style:style style:name="T33" style:family="text">
      <style:text-properties officeooo:rsid="00297252"/>
    </style:style>
    <style:style style:name="T34" style:family="text">
      <style:text-properties officeooo:rsid="002a2878"/>
    </style:style>
    <style:style style:name="T35" style:family="text">
      <style:text-properties officeooo:rsid="002b164d"/>
    </style:style>
    <style:style style:name="T36" style:family="text">
      <style:text-properties officeooo:rsid="002ce3f6"/>
    </style:style>
    <style:style style:name="T37" style:family="text">
      <style:text-properties officeooo:rsid="002ecd3b"/>
    </style:style>
    <style:style style:name="T38" style:family="text">
      <style:text-properties officeooo:rsid="00300585"/>
    </style:style>
    <style:style style:name="T39" style:family="text">
      <style:text-properties officeooo:rsid="00306a6c"/>
    </style:style>
    <style:style style:name="T40" style:family="text">
      <style:text-properties officeooo:rsid="00320751"/>
    </style:style>
    <style:style style:name="T41" style:family="text">
      <style:text-properties officeooo:rsid="0033f807"/>
    </style:style>
    <style:style style:name="T42" style:family="text">
      <style:text-properties officeooo:rsid="003582b1"/>
    </style:style>
    <style:style style:name="T43" style:family="text">
      <style:text-properties officeooo:rsid="00368d92"/>
    </style:style>
    <style:style style:name="T44" style:family="text">
      <style:text-properties officeooo:rsid="0036cc4c"/>
    </style:style>
    <style:style style:name="T45" style:family="text">
      <style:text-properties officeooo:rsid="00381da9"/>
    </style:style>
    <style:style style:name="T46" style:family="text">
      <style:text-properties officeooo:rsid="0039d736"/>
    </style:style>
    <style:style style:name="T47" style:family="text">
      <style:text-properties officeooo:rsid="0039f853"/>
    </style:style>
    <style:style style:name="T48" style:family="text">
      <style:text-properties officeooo:rsid="003a9385"/>
    </style:style>
    <style:style style:name="T49" style:family="text">
      <style:text-properties officeooo:rsid="003b7942"/>
    </style:style>
    <style:style style:name="T50" style:family="text">
      <style:text-properties officeooo:rsid="003c4b59"/>
    </style:style>
    <style:style style:name="T51" style:family="text">
      <style:text-properties officeooo:rsid="003cf692"/>
    </style:style>
    <style:style style:name="T52" style:family="text">
      <style:text-properties officeooo:rsid="003dc512"/>
    </style:style>
    <style:style style:name="T53" style:family="text">
      <style:text-properties officeooo:rsid="003deffa"/>
    </style:style>
    <style:style style:name="T54" style:family="text">
      <style:text-properties officeooo:rsid="003e1bad"/>
    </style:style>
    <style:style style:name="T55" style:family="text">
      <style:text-properties officeooo:rsid="004060d6"/>
    </style:style>
    <style:style style:name="T56" style:family="text">
      <style:text-properties officeooo:rsid="0040d1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llegiance</text:p>
      <text:p text:style-name="P3">202</text:p>
      <text:p text:style-name="P4">by Kyle Eggleston</text:p>
      <text:p text:style-name="P4"/>
      <text:p text:style-name="P5"><text:tab/><text:span text:style-name="T1">It had been well over a month since the Fresno had limped home under her own power after being defeated in orbit of the eighth planet in the Comeki Star System. It had been a few weeks since Captain O’Brien’s open heart surgery. The few days Doctor Evans gave him was a gross misunderstanding of the situation at hand.</text:span></text:p>
      <text:p text:style-name="P5"><text:tab/><text:span text:style-name="T1">With O’Brien on the mend, and the Fresno’s repairs finished. General Tague had orders from the President of Earth, President Cain, to get rid of the man. Not just fire him, but get rid of him. The orders were clear and there was no mistake about it. She had to terminate Captain O’Brien somehow.</text:span></text:p>
      <text:p text:style-name="P5"><text:tab/><text:span text:style-name="T1">General Tague believed in Earth being only for humans. No aliens allowed. O’Brien fell under the category of </text:span><text:span text:style-name="T2">part</text:span><text:span text:style-name="T5"> alien. Commanding the station where aliens lived, alone was a difficult job for her, yet she managed. Now she had a job to do, a job she was struggling to commit to. If Eve could pass it onto someone else, she would. But the president expected her to carry out his order personally. </text:span><text:span text:style-name="T6">That’s just how the president was. He ran a tight ship and expected the officers under him to run their commands just as effectively.</text:span></text:p>
      <text:p text:style-name="P5"><text:span text:style-name="T6"><text:tab/></text:span><text:span text:style-name="T7">Eve paced around her office. She glared at her computer monitor. On it was a document displaying the Articles of The United Earth Force Alliance. She hadn’t realized what it had said about aliens before. Now it could have been a revision by President Cain or one of his staff, she couldn’t be sure. But there it was in black and white. Article Twenty-Six Beta, Sub Paragraph Three:</text:span></text:p>
      <text:p text:style-name="P7">If an alien is found within the ranks of the military, it is to be found guilty of treason and executed. There is no exception to this rule. Aliens are not allowed to serve in the Earth Military Alliance in any way shape or form, this includes so called half breeds, those of alien and human descent. This is to keep the bloodline pure of any defects.</text:p>
      <text:p text:style-name="P5"><text:span text:style-name="T7"><text:tab/>She couldn’t believe her eyes. If the articles were to be believed, then she had every right within her power to execute Captain O’Brien and give command of his ship to someone else. Someone who was human, not an alien like he was. </text:span><text:span text:style-name="T8">Eve had to read the article several times over before she would accept it as gospel. She had simply thought the president was prejudice against aliens, that was all. But no, according to the articles it was deeper than that.</text:span></text:p>
      <text:p text:style-name="P5"><text:soft-page-break/><text:span text:style-name="T8"><text:tab/>“</text:span><text:span text:style-name="T9">General Tague to Captain O’Brien. Come in please.” Eve called into her comm unit.</text:span></text:p>
      <text:p text:style-name="P8"><text:tab/>O’Brien was quick to respond. “O’Brien here, what can I do for you general?”</text:p>
      <text:p text:style-name="P8"><text:tab/>“Come by my office around thirteen hundred, I have a matter to discuss with you.” Eve said. “Be on time please. Tague out.” The communications line closed.</text:p>
      <text:p text:style-name="P5"><text:span text:style-name="T9"><text:tab/></text:span><text:span text:style-name="T10">Now she would wait. But she couldn’t stand waiting in her office for the dreaded time to arrive, no she had to be somewhere else. Anywhere else but there. </text:span><text:span text:style-name="T3">Command and Control sounded like a safe bet this time of day</text:span><text:span text:style-name="T10">, she thought. </text:span><text:span text:style-name="T11">Exiting her office, </text:span><text:span text:style-name="T12">Eve grabbed her sidearm and</text:span><text:span text:style-name="T11"> headed up to C&amp;C to see all what was going on up there.</text:span></text:p>
      <text:p text:style-name="P5"><text:span text:style-name="T11"><text:tab/></text:span><text:span text:style-name="T12">C&amp;C was bustling with activity. An unknown alien vessel was sitting just outside the station’s shield radius and she was not budging an inch. </text:span><text:span text:style-name="T13">As Eve entered C&amp;C an ensign called out to the crew that she was present.</text:span></text:p>
      <text:p text:style-name="P9"><text:tab/>“General on deck!” The ensign shouted. Everyone in the room came to attention.</text:p>
      <text:p text:style-name="P9"><text:tab/>“As you were.” Tague said. “What have we here?” She asked looking out the main view port at the alien ship hovering there. Either they were waiting to strike or they had other things in mind, she couldn’t tell. Either way, they were alien, and they were blocking the shipping lane going to the station which was a direct violation of station code and conduct for incoming transport ships.</text:p>
      <text:p text:style-name="P5"><text:span text:style-name="T13"><text:tab/></text:span><text:span text:style-name="T14">Tague’s first officer approached her. “Sir, we have been trying to contact this ship for the past half hour. They either refuse to acknowledge us, or they don’t understand our language. We’ve sent the necessary language files over as well as the galactic alphabet, but they don’t seem to be interested in talking.” He said. “I was just about to send out a scout party to board her. Our sensor</text:span><text:span text:style-name="T18">s</text:span><text:span text:style-name="T14"> can’t penetrate the ship’s hull, there’s no telling how many aliens are aboard her.” He reported.</text:span></text:p>
      <text:p text:style-name="P5"><text:span text:style-name="T14"><text:tab/>“</text:span><text:span text:style-name="T15">Very good Commander, carry on.” Tague said. “Send Lieutenant Bridges, I think he’s next in rotation.”</text:span></text:p>
      <text:p text:style-name="P10"><text:tab/>“Understood.” The first officer said as he walked to a station to make the call down to the fighter bay.</text:p>
      <text:p text:style-name="P5"><text:span text:style-name="T15"><text:tab/></text:span><text:span text:style-name="T16">Tague liked Bridges, she knew she could trust him to follow out any order given him. Even if it was against his moral code of conduct, he would follow her orders to the letter. He was a good officer with a level head on his shoulders. She liked that about him. </text:span><text:span text:style-name="T17">If there was anyone she wanted covering her back, it was Bridges.</text:span></text:p>
      <text:p text:style-name="P5"><text:span text:style-name="T17"><text:tab/></text:span><text:span text:style-name="T19">A moment later an Atlantic Fighter could be seen heading away from the station to the ship parked just out of Crimson Gamma’s shield range. After docking with the ship, Lieutenant </text:span><text:span text:style-name="T20">Brian</text:span><text:span text:style-name="T19"> Bridges boarded the vessel.</text:span></text:p>
      <text:p text:style-name="P5"><text:soft-page-break/><text:span text:style-name="T19"><text:tab/></text:span><text:span text:style-name="T20">Brian looked around, the ship’s docking bay was empty. Not even a single shuttle was aboard. He looked at his instrument panel on his flight suit, oxygen nitrogen atmosphere. The air was breathable. </text:span><text:span text:style-name="T21">He removed his helmet and breathed in the stale air. Coughing, Brian cleared his throat.</text:span></text:p>
      <text:p text:style-name="P11"><text:tab/>“Hello?” He called out. “Is anyone there?”</text:p>
      <text:p text:style-name="P5"><text:span text:style-name="T21"><text:tab/></text:span><text:span text:style-name="T22">Silence.</text:span></text:p>
      <text:p text:style-name="P5"><text:span text:style-name="T22"><text:tab/></text:span><text:span text:style-name="T23">A clicking sound could be heard coming from behind him. Brian quickly turned around to see what was making the noise. An airlock door was trying to close, but there was something blocking it from fully closing all the way. </text:span><text:span text:style-name="T24">As he approached the airlock, he found the remains of an alien, its arm in particular. Shoving the arm aside with his foot, the airlock closed and sealed. There was a blue smear mark where the blood had oozed out of the arm and onto the deck. </text:span><text:span text:style-name="T25">Brian tried not to puke.</text:span></text:p>
      <text:p text:style-name="P5"><text:span text:style-name="T25"><text:tab/></text:span><text:span text:style-name="T26">Pulling his sidearm from its holster, Lieutenant Bridges continued his search for someone to talk to. He found another airlock, one that wasn’t sealed and entered it. The door closed behind him. As oxygen filled the chamber, he breathed it in. It wasn’t as stale as the oxygen in the docking bay.</text:span></text:p>
      <text:p text:style-name="P5"><text:span text:style-name="T26"><text:tab/></text:span><text:span text:style-name="T27">The airlock opened into a large and spacious room that branched off into different parts of the ship. </text:span><text:span text:style-name="T28">One of the hallways had to lead to the bridge, Bridges thought. But which one? He would have to search the different branches to find out which hallway led where. Choosing a random hallway, Brian left the main room to explore.</text:span></text:p>
      <text:p text:style-name="P5"><text:span text:style-name="T28"><text:tab/></text:span><text:span text:style-name="T29">After exploring several empty crew quarters, Brian came upon another large room full of stasis tubes. </text:span><text:span text:style-name="T30">Full stasis tubes. Brian marveled at what he saw. </text:span><text:span text:style-name="T31">Ships rarely used this method of transportation after FTL was invented. There was no need for long trips where you would sleep most of the journey. </text:span><text:span text:style-name="T32">They were known as sleeper ships.</text:span></text:p>
      <text:p text:style-name="P12"><text:tab/>Opening a channel <text:span text:style-name="T33">to Crimson Gamma, Lieutenant Bridges reported in. “</text:span><text:span text:style-name="T34">Bridges to General Tague.” He said. “It’s a sleeper ship. No one’s awake. There was an alien arm blocking a door, but no other signs of life are aboard except those in the stasis tubes.” He paused. “Most of the tubes have malfunctioned. There are two tubes fully intact. Only two survivors of their crew. Requesting instructions.”</text:span></text:p>
      <text:p text:style-name="P12"><text:tab/><text:span text:style-name="T35">In C&amp;C General Tague froze. She was not expecting people to be frozen in stasis tubes, and only a handful of them to still be alive? It was unheard of. Ships of those nature had backups upon backups to prevent such occurrences from happening. </text:span><text:span text:style-name="T36">Looking at her command console, Eve saw something that disturbed her.</text:span></text:p>
      <text:p text:style-name="P12"><text:tab/>“<text:span text:style-name="T36">Lieutenant, you’ve removed your helmet. Explain.” Tague ordered.</text:span></text:p>
      <text:p text:style-name="P12"><text:soft-page-break/><text:tab/><text:span text:style-name="T36">Bridges hesitated for a moment. It was against protocol for him to remove his helmet in such an unknown situation. Yet that’s exactly what he had done. “Yes ma’am, the atmosphere was breathable, I took my helmet off.”</text:span></text:p>
      <text:p text:style-name="P12"><text:tab/>“<text:span text:style-name="T36">I see.” Tague said. She closed the channel. “Weapons, open fire on that ship.” She folded her arms fully aware of the death she was ordering. Bridges was a good officer, one of her finest. But he disobeyed regulations and had to be put to death.</text:span></text:p>
      <text:p text:style-name="P12"><text:tab/><text:span text:style-name="T36">Tague’s first officer stepped forward. “General, please respectfully, I advise you reconsider that order. There could be technology aboard that ship we could use in the war effort.”</text:span></text:p>
      <text:p text:style-name="P12"><text:tab/><text:span text:style-name="T36">Tague looked at her first officer and frowned. She didn’t expect such a comment to come from him. She expected him to carry out her orders without question. An example had to be made. Raising her sidearm, she shot him point blank range in the heart. The man fell to the deck dead.</text:span></text:p>
      <text:p text:style-name="P12"><text:tab/><text:span text:style-name="T36">Eve looked to her third in command. “You are now my first officer, carry out my order.”</text:span></text:p>
      <text:p text:style-name="P12"><text:tab/>“<text:span text:style-name="T36">Aye ma’am.” Her new first officer said. “Weapons, bring the main battery online. Destroy that ship.” She exited C&amp;C fully expecting her orders to be carried out. As she was leaving, she could hear her first officer ordering the destruction of the ship with Lieutenant Bridges still onboard. The ship exploded in a bright flash of light. </text:span><text:span text:style-name="T37">It was over. Eve breathed a sigh of relief. </text:span><text:span text:style-name="T38">Now she faced a bit of a problem, it was going to be hell of a paperwork </text:span><text:span text:style-name="T39">trail</text:span><text:span text:style-name="T38"> to cover her ass of what just happened. </text:span><text:span text:style-name="T40">She headed to her office.</text:span></text:p>
      <text:p text:style-name="P12"/>
      <text:p text:style-name="P14">* * *</text:p>
      <text:p text:style-name="P14"/>
      <text:p text:style-name="P13"><text:tab/>As thirteen hundred rolled around, Captain Jack O’Brien found himself in General Tague’s office. Only problem was, she wasn’t there. According to the station’s computer, Eve was in the observation dome. Doing what exactly was only known to her. <text:span text:style-name="T41">Jack paced around the office waiting for her to arrive. Eventually after thirty minutes, she did come walking through the office door.</text:span></text:p>
      <text:p text:style-name="P13"><text:tab/>“<text:span text:style-name="T41">Captain.” Eve said as she entered the office. “I’d apologize for being tardy, but I know we both don’t care. I’d offer you a seat, but there aren’t any. So stand.”</text:span></text:p>
      <text:p text:style-name="P13"><text:tab/><text:span text:style-name="T41">Jack stood at attention. “Aye sir.” He said.</text:span></text:p>
      <text:p text:style-name="P13"><text:tab/><text:span text:style-name="T42">Tague waved it off. “At ease captain, this isn’t a court martial. Though heaven knows you deserve one. But not today.” She said as she stood behind the desk in the center of the room. “</text:span><text:span text:style-name="T43">Do you know where I just was?”</text:span></text:p>
      <text:p text:style-name="P13"><text:soft-page-break/><text:tab/><text:span text:style-name="T43">O’Brien cleared his throat. “Observation Dome, ma’am.” He said. “I had the computer do a scan for your when you didn’t show for our meeting.”</text:span></text:p>
      <text:p text:style-name="P13"><text:tab/><text:span text:style-name="T43">Tague nodded her head. “That’s right. Do you know what I was doing there?”</text:span></text:p>
      <text:p text:style-name="P13"><text:tab/><text:span text:style-name="T43">Jack shook his head no. “No ma’am. The computer wasn’t that insightful. Frankly I didn’t care.” He paused. “But now I am, what were you doing there?”</text:span></text:p>
      <text:p text:style-name="P13"><text:tab/>“<text:span text:style-name="T43">Looking over the wreckage of a ship I ordered destroyed with one of my officers onboard. Simply because he broke regs.” She said. “I’ve been doing some soul searching in that half hour I was in the dome. I executed my first officer as well for disobeying a direct order.” She explained. “I’ve never had to execute an officer before. They all had listened to orders and carried them out as given. Not this one though. He refused to fire on that ship, so I had to get someone in there who would carry out my orders.” She paused waiting for O’Brien to adjust to what she just told him. It was a lot to unpack.</text:span></text:p>
      <text:p text:style-name="P13"><text:tab/>“<text:span text:style-name="T44">I know I am within my right to execute those who I feel deemed incompetent of their duties during a time of war. We are at war captain. I had every right to do what I did.” Her voice trailed off to a whisper. “But I don’t think I should have. Do you see what I’m up against captain?”</text:span></text:p>
      <text:p text:style-name="P13"><text:tab/><text:span text:style-name="T44">O’Brien nodded. “I think I’m starting to sir. The president must have quite a hold on you for you to order the destruction of a ship with your own man aboard, and to execute your first officer.”</text:span></text:p>
      <text:p text:style-name="P13"><text:tab/><text:span text:style-name="T44">Tague shook her head. “I don’t think you understand the gravity of the situation captain. The president has ordered your execution as well.” She paused. “I just don’t think I can carry out that order. I’ve killed too many officers as it is.”</text:span></text:p>
      <text:p text:style-name="P13"><text:tab/><text:span text:style-name="T44">O’Brien’s mouth dropped open. </text:span><text:span text:style-name="T45">He only had one question on his mind. “Why?” Jack asked.</text:span></text:p>
      <text:p text:style-name="P13"><text:tab/><text:span text:style-name="T45">Tague shrugged. “You’re an alien posing as an officer in the United Earth Force Alliance. An act alone that is against the very articles you swore to uphold.” She said. “I’m trying to find a loophole so I </text:span><text:span text:style-name="T4">don’t</text:span><text:span text:style-name="T45"> have to execute you captain. But I am coming up short. True we don’t get along, there’s no secret to that. But I’m done killing for one day. President Cain needs to be stopped. He’s not the same man I supported during the Civil War, something has changed about him and that something is bad.”</text:span></text:p>
      <text:p text:style-name="P13"><text:tab/><text:span text:style-name="T46">O’Brien nodded. He closed his mouth and paced around the room. A thought struck him almost as though it had been tossed to him from heaven itself. “Give my ship leave.” O’Brien said. “Say it was before the order was given. That you haven’t seen me in weeks. Make up some kind of lie.” He explained. “I’ll set a course for Earth and get Cain out of office one way or another. What do you say?”</text:span></text:p>
      <text:p text:style-name="P13"><text:soft-page-break/><text:tab/><text:span text:style-name="T46">Tague shook her head. “There are document trails already of you being here captain. Your surgery alone places you here within the last month. There’s too much of a paper trail in place.”</text:span></text:p>
      <text:p text:style-name="P13"><text:tab/>“<text:span text:style-name="T46">Has it been transmitted to Earth yet, to the archives I mean?” O’Brien asked. Maybe there was a chance it hadn’t been sent to the central archives for processing. There could be a window of hope for him yet.</text:span></text:p>
      <text:p text:style-name="P13"><text:tab/><text:span text:style-name="T46">Tague shook her head again, “No, I don’t think that transmission goes out till next week.”</text:span></text:p>
      <text:p text:style-name="P13"><text:tab/>“<text:span text:style-name="T46">Good, we still have time.” O’Brien said. “You’re going to need to order your staff to destroy any records of my surgery, my being onboard, everything. Tell them the Fresno was still orbiting that dead planet searching for clues. I’ll have my crew do the same.”</text:span></text:p>
      <text:p text:style-name="P13"><text:tab/>“<text:span text:style-name="T46">You want me to falsify logs, records.” Tague said. “All for your sake to go after the president? And when you take him down? What then?” She asked.</text:span></text:p>
      <text:p text:style-name="P13"><text:tab/><text:span text:style-name="T46">O’Brien shook his head and folded his arms. “I don’t know general. Then the war can continue with a newly appointed president. One who isn’t corrupt. We can figure out things from there. All I’m asking is for you to give me a chance here. What do you say? You’ve already said you’re done killing for one day.” He paused allowing the general to think it over.</text:span></text:p>
      <text:p text:style-name="P13"><text:tab/><text:span text:style-name="T47">General Tague placed her hands on her desk as she leaned over it. This was highly irregular. But what was normal anymore, after the week she had been through; nothing was normal </text:span><text:span text:style-name="T48">or regular.</text:span></text:p>
      <text:p text:style-name="P13"><text:tab/>“<text:span text:style-name="T49">Captain O’Brien, I’m ordering you to take the Fresno to Earth. Take President Cain out of commission and remove him from office.” She said. “This probably won’t change our working relationship.” Eve added. “But who knows, maybe in time we’ll learn to trust each other.”</text:span></text:p>
      <text:p text:style-name="P13"><text:tab/><text:span text:style-name="T50">Jack smiled. “Aye sir.” He said. “Anything else? Or am I dismissed?”</text:span></text:p>
      <text:p text:style-name="P13"><text:tab/><text:span text:style-name="T50">Tague hesitated. She had to do it. She didn’t want to do it, but she had to do it. “Yes, one ore thing. As a flag officer, I’m ordering you to place me under arrest for murder. Four counts. Two officers of the United Earth Alliance, and two aliens.” She said. “It’s all in <text:s/>my logs and the station’s logs for a paper trail if needed.” Eve put her arms forward so she could be handcuffed.</text:span></text:p>
      <text:p text:style-name="P13"><text:tab/><text:span text:style-name="T51">O’Brien took a step back in shock. “General, your career will be finished.” He said. “Over. There’s no recovering from this.”</text:span></text:p>
      <text:p text:style-name="P13"><text:soft-page-break/><text:tab/><text:span text:style-name="T51">Eve nodded her head. “I know. But I must abide by the articles I swore to uphold.” </text:span><text:span text:style-name="T52">She said. “I obviously took things too far. No woman or man should have such power, and I abused those powers.” Eve frowned. “Please, place me under arrest.”</text:span></text:p>
      <text:p text:style-name="P13"><text:tab/><text:span text:style-name="T53">O’Brien hesitated. Reaching to the table, he grabbed a pair of iron restraints and placed them on Tague’s wrists. “General Tague, under article thirty-two, section twelve of the United Earth Force Alliance Articles, I am placing you under arrest for the charge of murder. You will be confined to quarters until a hearing can take place.”</text:span></text:p>
      <text:p text:style-name="P13"><text:tab/><text:span text:style-name="T53">As the iron restraints snapped into place, Tague winced. She had never been placed under arrest before and definitely never been put in irons before. It was a new terrifying experience, but one that was necessary. “</text:span><text:span text:style-name="T54">Oh how I’ve fallen from grace.” She said chuckling at the thought. “</text:span><text:span text:style-name="T55">Who knows, after you get back they might give you your old command back with a field promotion and raise, major.”</text:span></text:p>
      <text:p text:style-name="P13"><text:tab/><text:span text:style-name="T55">O’Brien nodded. “I wouldn’t expect anything less general.” He said. “If you’ll please come with me.” He escorted her out of the office towards her quarters.</text:span></text:p>
      <text:p text:style-name="P13"><text:tab/><text:span text:style-name="T56">In the transport tube, General Tague looked at O’Brien. “Where did I go wrong captain?” She asked.</text:span></text:p>
      <text:p text:style-name="P13"><text:tab/><text:span text:style-name="T56">O’Brien shrugged his shoulders in response. “I’m not sure general.” He said. “Possibly taking orders from a man man didn’t help your cause. For a brief moment, you thought you were doing the right thing to uphold the articles we hold dear. In the end, you were actually doing the wrong thing. It’s a fine line we walk general. There’s no doubt about tha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7</text:page-count>) <text:date style:data-style-name="N37" text:date-value="2025-12-24T23:25:28.482281207">12/24/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4T23:25:28.395284882</dc:date>
    <meta:editing-duration>PT2H57M20S</meta:editing-duration>
    <meta:editing-cycles>65</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71" meta:word-count="2973" meta:character-count="16489" meta:non-whitespace-character-count="13522"/>
  </office:meta>
</office:document-meta>
</file>